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0524" officeooo:paragraph-rsid="00150524"/>
    </style:style>
    <style:style style:name="P2" style:family="paragraph" style:parent-style-name="Standard">
      <style:text-properties officeooo:rsid="001f110b" officeooo:paragraph-rsid="001f110b"/>
    </style:style>
    <style:style style:name="P3" style:family="paragraph" style:parent-style-name="Standard">
      <style:text-properties officeooo:rsid="00213633" officeooo:paragraph-rsid="00213633"/>
    </style:style>
    <style:style style:name="P4" style:family="paragraph" style:parent-style-name="Standard">
      <style:text-properties officeooo:rsid="00213633" officeooo:paragraph-rsid="00225835"/>
    </style:style>
    <style:style style:name="P5" style:family="paragraph" style:parent-style-name="Standard">
      <style:text-properties officeooo:rsid="00213633" officeooo:paragraph-rsid="00226291"/>
    </style:style>
    <style:style style:name="P6" style:family="paragraph" style:parent-style-name="Standard">
      <style:text-properties officeooo:rsid="00226291" officeooo:paragraph-rsid="00226291"/>
    </style:style>
    <style:style style:name="P7" style:family="paragraph" style:parent-style-name="Standard">
      <style:text-properties officeooo:rsid="00244c71" officeooo:paragraph-rsid="00244c71"/>
    </style:style>
    <style:style style:name="P8" style:family="paragraph" style:parent-style-name="Standard">
      <style:text-properties officeooo:paragraph-rsid="0025dc43"/>
    </style:style>
    <style:style style:name="P9" style:family="paragraph" style:parent-style-name="Standard">
      <style:text-properties officeooo:rsid="002741c3" officeooo:paragraph-rsid="002741c3"/>
    </style:style>
    <style:style style:name="P10" style:family="paragraph" style:parent-style-name="Standard">
      <style:text-properties officeooo:rsid="00276f58" officeooo:paragraph-rsid="00276f58"/>
    </style:style>
    <style:style style:name="P11" style:family="paragraph" style:parent-style-name="Standard">
      <style:text-properties officeooo:rsid="00276f58" officeooo:paragraph-rsid="002b79f6"/>
    </style:style>
    <style:style style:name="P12" style:family="paragraph" style:parent-style-name="Standard">
      <style:text-properties officeooo:rsid="00295823" officeooo:paragraph-rsid="00295823"/>
    </style:style>
    <style:style style:name="P13" style:family="paragraph" style:parent-style-name="Standard">
      <style:text-properties officeooo:rsid="00298fb2" officeooo:paragraph-rsid="00298fb2"/>
    </style:style>
    <style:style style:name="P14" style:family="paragraph" style:parent-style-name="Standard">
      <style:text-properties officeooo:rsid="002b79f6" officeooo:paragraph-rsid="002b79f6"/>
    </style:style>
    <style:style style:name="P15" style:family="paragraph" style:parent-style-name="Standard">
      <style:text-properties officeooo:rsid="002d9621" officeooo:paragraph-rsid="002d9621"/>
    </style:style>
    <style:style style:name="P16" style:family="paragraph" style:parent-style-name="Text_20_body">
      <style:text-properties officeooo:rsid="002d9621" officeooo:paragraph-rsid="002d9621"/>
    </style:style>
    <style:style style:name="P17" style:family="paragraph" style:parent-style-name="Text_20_body">
      <style:text-properties officeooo:rsid="001ac89f" officeooo:paragraph-rsid="001ac89f"/>
    </style:style>
    <style:style style:name="P18" style:family="paragraph" style:parent-style-name="Text_20_body">
      <style:text-properties officeooo:rsid="002f039f" officeooo:paragraph-rsid="002f039f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25835" officeooo:paragraph-rsid="0022583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rsid="00244c71" officeooo:paragraph-rsid="00244c71"/>
    </style:style>
    <style:style style:name="P24" style:family="paragraph" style:parent-style-name="Standard">
      <style:text-properties officeooo:rsid="002d9621" officeooo:paragraph-rsid="002d9621"/>
    </style:style>
    <style:style style:name="P25" style:family="paragraph" style:parent-style-name="Standard">
      <style:text-properties officeooo:rsid="00276f58" officeooo:paragraph-rsid="00276f58"/>
    </style:style>
    <style:style style:name="P26" style:family="paragraph" style:parent-style-name="Standard">
      <style:text-properties officeooo:rsid="0030f997" officeooo:paragraph-rsid="00311f0d"/>
    </style:style>
    <style:style style:name="P27" style:family="paragraph" style:parent-style-name="Standard">
      <style:text-properties officeooo:rsid="00311f0d" officeooo:paragraph-rsid="00311f0d"/>
    </style:style>
    <style:style style:name="P28" style:family="paragraph" style:parent-style-name="Standard">
      <style:text-properties officeooo:rsid="0031d66f" officeooo:paragraph-rsid="0031d66f"/>
    </style:style>
    <style:style style:name="P29" style:family="paragraph" style:parent-style-name="Standard">
      <style:text-properties officeooo:paragraph-rsid="0031d66f"/>
    </style:style>
    <style:style style:name="P30" style:family="paragraph" style:parent-style-name="Standard">
      <style:text-properties fo:font-weight="bold" officeooo:paragraph-rsid="0031d66f" style:font-weight-asian="bold" style:font-weight-complex="bold"/>
    </style:style>
    <style:style style:name="P31" style:family="paragraph" style:parent-style-name="Standard">
      <style:text-properties fo:font-weight="bold" officeooo:rsid="00329460" officeooo:paragraph-rsid="00329460" style:font-weight-asian="bold" style:font-weight-complex="bold"/>
    </style:style>
    <style:style style:name="P32" style:family="paragraph" style:parent-style-name="Standard">
      <style:text-properties fo:font-weight="bold" officeooo:rsid="0032ec1b" officeooo:paragraph-rsid="0032ec1b" style:font-weight-asian="bold" style:font-weight-complex="bold"/>
    </style:style>
    <style:style style:name="P33" style:family="paragraph" style:parent-style-name="Standard">
      <style:text-properties officeooo:rsid="00329460" officeooo:paragraph-rsid="00329460"/>
    </style:style>
    <style:style style:name="P34" style:family="paragraph" style:parent-style-name="Standard">
      <style:text-properties officeooo:paragraph-rsid="00329460"/>
    </style:style>
    <style:style style:name="P35" style:family="paragraph" style:parent-style-name="Standard">
      <style:text-properties officeooo:rsid="0032ec1b" officeooo:paragraph-rsid="0032ec1b"/>
    </style:style>
    <style:style style:name="P36" style:family="paragraph" style:parent-style-name="Text_20_body">
      <style:text-properties officeooo:rsid="00150524" officeooo:paragraph-rsid="00150524"/>
    </style:style>
    <style:style style:name="P37" style:family="paragraph" style:parent-style-name="Text_20_body">
      <style:paragraph-properties fo:break-before="page"/>
      <style:text-properties officeooo:rsid="00150524" officeooo:paragraph-rsid="0015052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f039f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2583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629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4c7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f039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0f997" style:font-style-asian="normal" style:font-weight-asian="normal" style:font-style-complex="normal" style:font-weight-complex="normal"/>
    </style:style>
    <style:style style:name="T11" style:family="text">
      <style:text-properties fo:font-weight="normal" officeooo:rsid="002ca9cf" style:font-weight-asian="normal" style:font-weight-complex="normal"/>
    </style:style>
    <style:style style:name="T12" style:family="text">
      <style:text-properties officeooo:rsid="0025dc43"/>
    </style:style>
    <style:style style:name="T13" style:family="text">
      <style:text-properties officeooo:rsid="002741c3"/>
    </style:style>
    <style:style style:name="T14" style:family="text">
      <style:text-properties officeooo:rsid="00295823"/>
    </style:style>
    <style:style style:name="T15" style:family="text">
      <style:text-properties officeooo:rsid="002ca9cf"/>
    </style:style>
    <style:style style:name="T16" style:family="text">
      <style:text-properties officeooo:rsid="002f039f"/>
    </style:style>
    <style:style style:name="T17" style:family="text">
      <style:text-properties officeooo:rsid="0030b5fb"/>
    </style:style>
    <style:style style:name="T18" style:family="text">
      <style:text-properties officeooo:rsid="0030f997"/>
    </style:style>
    <style:style style:name="T19" style:family="text">
      <style:text-properties officeooo:rsid="00311f0d"/>
    </style:style>
    <style:style style:name="T20" style:family="text">
      <style:text-properties officeooo:rsid="0031d66f"/>
    </style:style>
    <style:style style:name="T21" style:family="text">
      <style:text-properties officeooo:rsid="00329460"/>
    </style:style>
    <style:style style:name="T22" style:family="text">
      <style:text-properties officeooo:rsid="00150524"/>
    </style:style>
    <style:style style:name="T23" style:family="text">
      <style:text-properties officeooo:rsid="0032ec1b"/>
    </style:style>
    <style:style style:name="T24" style:family="text">
      <style:text-properties officeooo:rsid="003371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ona tytułowa<text:line-break/></text:p>
      <text:h text:style-name="P19" text:outline-level="1">1. Problem bezpiecznej wymiany klucza</text:h>
      <text:p text:style-name="P16">Jednym z najstarszych I najpopularniejszych problemów kryptograficznych jest problem bezpiecznej/prywatnej komunikacji poprzez niezaufany kanał komunikacyjny. Historycznie, pierwsze rozwiązania tego problemu oferowała tzw. Kryptografia symetryczna (ang. Symmetric cryptography). Kryptosystemy oparte o techniki kryptografii symetrycznej zakładają użycie pojedyńczego klucza do szyfrowania I odszyfrowywania wiadomości przez obie strony komunikacji. Wymagają one więc bezpiecznej wymiany klucza z użyciem innego, bezpiecznego kanału komunikacyjnego lub odpowiedniego protokołu pozwalającego na ustanowienie wspólnego klucza (ang. Shared key) poprzez kanał niezaufany.</text:p>
      <text:p text:style-name="P16">W latach 70, XX w. Brytyjski kryptolog James H. Ellis ukuł pojęcie “non-secret encryption” dziaij nazywane kryptografią klucza publicznego (ang. Public key cryptography)<text:line-break/>Podejście to, w odróżnieniu do kryptografii symetrycznej zakłada użycie pary kluczy szyfrujących: publicznegi I prywatnego, dla każdej ze stron komunikacji. Klucz publiczny każdej ze stron może zostać dowolnie <text:s/>udostępniony publicznie bez narażania bezpieczeństwa kryptosystemu. Klucz prywatny natomiast powinien być silnie chroniony I najlepiej nigdy nie przesyłany żadnym z kanałów komunikacji.</text:p>
      <text:p text:style-name="P16">Naturalnie, aby kryptosystem klucza publicznego był użyteczny, oba klucze muszą być ze sobą w odpowiedni sposób powiązane. Powiązanie to, poza zapewnieniem możliwości szyfrowania I deszyfrowania wiadomości nie powinno naruszać w sposób znaczący bezpieczeństwa klucza prywatnego. Zrealizowane jest ono zwykle w taki sposób, aby pozyskanie klucza prywatnego z szyfrogramu I klucza publicznego było bardzo kosztowne obliczeniowo (np. Wymagało więcej niż 2^128 operacji)</text:p>
      <text:p text:style-name="P18">W dzisiejszych kryptosystemach zwykle stosuje się połączenie obu tych podejść. Kryptografia klucza publicznego pozwala na bezpieczną wymianę klucza szyfrującego, który używany jest potem do zaszyfrowania wiadomości technikami z kryptografii symetrycznej. Natomiast kryptografia asymetryczna nie jest jedynym możliwym podejściem w przypadku wymiany klucza.</text:p>
      <text:h text:style-name="P19" text:outline-level="1">2. Protokół wymiany klucza Diffiego-Hellmana</text:h>
      <text:p text:style-name="P2"><text:span text:style-name="T17">Pośród rozwiązań problemu wymiany klucza, oprócz </text:span>kryptografii z kluczem publicznym, wyróżniamy również zaproponowany przez Ralpha Merkle system dystrybucji przez klucz publiczny (ang. Public key distribution system) nazywany protokołem wymiany klucza Diffiego-Hellmana (ang. Diffie-Hellman key exchange protocol).</text:p>
      <text:p text:style-name="P2">Protokół ten, jest bezpieczną, matematyczną metodą <text:span text:style-name="T2">uzgodnienia</text:span> klucza szyfrującego poprzez publiczny (niebezpieczny) kanał komunikacyjny. <text:span text:style-name="T16">Często odróżnia się protokoły </text:span><text:span text:style-name="T4">wymiany </text:span><text:span text:style-name="T9">klucza od protokołów </text:span><text:span text:style-name="T4">uzgodnienia </text:span><text:span text:style-name="T9">klucza. W protokołach uzgadniania klucza, klucz sam w sobie nigdy nie jest przesyłany przez kanał komunikacyjny, a jest przez obie strony ustalany, na podstawie publicznych parametrów.</text:span></text:p>
      <text:p text:style-name="P2"/>
      <text:p text:style-name="P3">2.1. Zasada działania</text:p>
      <text:p text:style-name="P5">Oryginalnie protokół bazuje na <text:span text:style-name="T1">grupach multiplikatywnych liczb całkowitych modulo p,</text:span><text:span text:style-name="T5"> gdzie</text:span><text:span text:style-name="T3"> p</text:span><text:span text:style-name="T5"> jest liczbą pierwszą.</text:span></text:p>
      <text:p text:style-name="P20">Przebieg komunikacji:</text:p>
      <text:p text:style-name="P5"><text:span text:style-name="T7"/></text:p>
      <text:p text:style-name="P5"><text:span text:style-name="T7">1. O</text:span><text:span text:style-name="T6">bie strony ustalają parametry protokołu:</text:span></text:p>
      <text:p text:style-name="P21">p – liczba pierwsza</text:p>
      <text:p text:style-name="P21">g – pierwiastek pierwotny modulo p</text:p>
      <text:p text:style-name="P4"><text:span text:style-name="T6"/></text:p>
      <text:p text:style-name="P6"><text:span text:style-name="T6">2. </text:span><text:span text:style-name="T5">Każda ze stron wybiera losowo liczbę d z przedziału &lt;1, p – 1&gt;. Jest to ich klucz prywatny nigdy nie przesyłany</text:span></text:p>
      <text:p text:style-name="P6"><text:span text:style-name="T5"/></text:p>
      <text:p text:style-name="P6"><text:span text:style-name="T5">3. Strony przesyłają do siebie klucz publiczny wyliczony </text:span><text:span text:style-name="T8">jak poniżej</text:span><text:span text:style-name="T5">:</text:span></text:p>
      <text:p text:style-name="P6"><text:span text:style-name="T5"/></text:p>
      <text:p text:style-name="P20">A = g^d (mod p)</text:p>
      <text:p text:style-name="P6"><text:span text:style-name="T5"/></text:p>
      <text:p text:style-name="P6"><text:span text:style-name="T5">4. </text:span><text:span text:style-name="T8">Każda ze stron wylicza sekretny klucz jak poniżej:</text:span></text:p>
      <text:p text:style-name="P6"><text:span text:style-name="T8"/></text:p>
      <text:p text:style-name="P22">s = A^d (mod p)</text:p>
      <text:p text:style-name="P7"><text:span text:style-name="T5"/></text:p>
      <text:p text:style-name="P22">gdzie A jest kluczem publiczym przeciwnej strony</text:p>
      <text:p text:style-name="P7"><text:span text:style-name="T5"/></text:p>
      <text:p text:style-name="P22">5. Obie strony kończą komunikację z tą samą wartością s</text:p>
      <text:p text:style-name="P7"><text:span text:style-name="T5"/></text:p>
      <text:p text:style-name="P7"><text:span text:style-name="T5"/></text:p>
      <text:p text:style-name="P22">Rozpisując obliczenia dokładniej widać zasadę działania:</text:p>
      <text:p text:style-name="P7"><text:span text:style-name="T5"/></text:p>
      <text:p text:style-name="P22">A1 = g^d1 (mod p)</text:p>
      <text:p text:style-name="P22">A2 = g^d2 (mod p)</text:p>
      <text:p text:style-name="P7"><text:span text:style-name="T5"/></text:p>
      <text:p text:style-name="P22">s1 = (g^d1)^d2 (mod p)</text:p>
      <text:p text:style-name="P22">s2 = (g^d2)^d1 (mod p)</text:p>
      <text:p text:style-name="P7"><text:span text:style-name="T5"/></text:p>
      <text:p text:style-name="P22">Z działań na potęgach wiemy, że (g^d1)^d2 = g^(d1 * d2), a z przemienności mnożenia wiemy, że g^(d1*d2) = g^(d2*d1)</text:p>
      <text:p text:style-name="P7"><text:span text:style-name="T5"/></text:p>
      <text:p text:style-name="P7"><text:soft-page-break/><text:span text:style-name="T5">stąd dowodzimy, że s1 = s2</text:span></text:p>
      <text:p text:style-name="P7"><text:span text:style-name="T5"/></text:p>
      <text:p text:style-name="P7"><text:span text:style-name="T5"/></text:p>
      <text:p text:style-name="P7"><text:span text:style-name="T10">(obrazek z wiki)</text:span><text:span text:style-name="T5"><text:line-break/></text:span></text:p>
      <text:p text:style-name="P3"/>
      <text:p text:style-name="P3">2.2. Bezpieczeństwo</text:p>
      <text:p text:style-name="P7">Bezpieczeństwo <text:span text:style-name="T12">wyżej opisanej implementacji protokołu oparte jest na trudności obliczania logarytmu dyskretnego. Aktualnie nie wynaleziono jeszcze efektywnych metod pozwalających na ich obliczanie.</text:span></text:p>
      <text:p text:style-name="P8"><text:span text:style-name="T12">Warto również dodać, że omawiany protokół (jak i również jego wersja oparta o Krzywe Eliptyczne) nie wspiera uwierzytelnienia drugiej strony komunikacji. W realnym wykorzystaniu więc, </text:span><text:span text:style-name="T13">potwierdzenie tożsamości rozmówcy zapewniane jest w inny sposób, zwykle poprzez zastosowanie dodatkowych mechanizmów.</text:span></text:p>
      <text:p text:style-name="P8"/>
      <text:p text:style-name="P15">TODO: KDF here</text:p>
      <text:p text:style-name="P8"/>
      <text:h text:style-name="Heading_20_1" text:outline-level="1">3. Implementacja protokołu oparta o Krzywe Eliptyczne</text:h>
      <text:p text:style-name="P9"/>
      <text:p text:style-name="P10"><text:span text:style-name="T14">Inną często wykorzystywaną implementacją jest </text:span>implementacja oparta o Krzywe Eliptyczne (ang. <text:span text:style-name="T14">ECDH - </text:span>Elliptic-Curve Diffie-Hellman key exchange protocol). <text:span text:style-name="T14">Występuje ona w dwóch wersjach: wersja z liczbą pierwszą (ang. Prime case) oraz wersja binarna (ang. Binary case). W niniejszym opracowaniu skupiam się jedynie na wersji z liczbą pierwszą.</text:span></text:p>
      <text:p text:style-name="P10"/>
      <text:p text:style-name="P12">ECDH, względem klasycznego DH, uznaje się za bezpieczniejszą oraz praktyczniejszą opcje. ECDH zapewnia porównywalny poziom bezpieczeństwa przy znacznie mniejszych rozmiarze klucza. Dodatkowo, obliczenia na krzywych eliptycznych są znacznie mniej obciążające.</text:p>
      <text:p text:style-name="P10"/>
      <text:p text:style-name="P10">3.1. Krzywe eliptyczne</text:p>
      <text:p text:style-name="P13">Krzywe eliptyczne są strukturami algebraicznymi o genusie równym 1 z wyróżnionym punktem O zwanym “punktem w nieskończoności”. Każdą krzywą eliptyczną możemy przedstawić w postaci równania:</text:p>
      <text:p text:style-name="P14"/>
      <text:p text:style-name="P14">y^2 = x^3 + ax + b</text:p>
      <text:p text:style-name="P14"/>
      <text:p text:style-name="P14">W kryptosystemach stosowane są zwykle krzywe eliptyczne nad ciałami skończonymi, w opraciu o duże liczby pierwsze. Krzywe te, nie przypominają wtedy krzywych (jak wtedy, gdy są opisane np. Na zbiorze liczb rzeczywistych), a bardziej zbiór punktów na płaszczyźnie <text:span text:style-name="T15">na których możemy wykonywać trzy rodzaje operacji: dodawanie, podwojenie punktu oraz policzenie odwrotności.</text:span> Punkty te, tworzą grupę abelową, <text:span text:style-name="T15">co oznacza że:</text:span></text:p>
      <text:p text:style-name="P14">- <text:span text:style-name="T15">Wynikiem dodawania dwóch punktów znajdujących się na krzywej jest również punkt na tej krzywej</text:span></text:p>
      <text:p text:style-name="P14">- <text:span text:style-name="T15">Dodawanie punktów jest łączne np. (P+Q)+R=P+(Q+R)</text:span></text:p>
      <text:p text:style-name="P14">- <text:span text:style-name="T15">Istnieje punkt neutralny O (punkt w nieskończoności) taki, że: P+O=P</text:span></text:p>
      <text:p text:style-name="P14">- <text:span text:style-name="T15">Dla każdego punktu P istnieje odwrotność -P, taka że P+(-P) = O</text:span></text:p>
      <text:p text:style-name="P14">- <text:span text:style-name="T11">Dodawanie punktów jest przemienne np. P+Q=Q+P</text:span></text:p>
      <text:p text:style-name="P11"/>
      <text:p text:style-name="P15">Wszystkie operacje na punktach wykonujemy w arytmetyce modularnej.</text:p>
      <text:p text:style-name="P10"/>
      <text:p text:style-name="P10"><text:soft-page-break/>3.2. <text:span text:style-name="T18">Parametry domenowe (ang. Domain parameters)</text:span></text:p>
      <text:p text:style-name="P10"/>
      <text:p text:style-name="P26">Początek komunikacji w kryptosystemach opartych o krzywe eliptyczne rozpoczyna się od ustalenia <text:span text:style-name="T19">publicznych </text:span>parametrów domenowych, <text:span text:style-name="T19">które determinują komunikację. W protokole ECDH ustalanych jest sześć parametrów:</text:span></text:p>
      <text:p text:style-name="P26"/>
      <text:p text:style-name="P26"><text:span text:style-name="T19">p – liczba pierwsza reprezentująca wielkość pola</text:span></text:p>
      <text:p text:style-name="P26"><text:span text:style-name="T19">a oraz b – współczynniki krzywej</text:span></text:p>
      <text:p text:style-name="P26"><text:span text:style-name="T19">G – punkt bazowy dla komunikacji (zwany również generatorem). Punkt ten musi znajdować się na krzywej</text:span></text:p>
      <text:p text:style-name="P27">n – rząd punktu G tzn. Najmniejsza liczba całkowita <text:span text:style-name="T20">(zwykle pierwsza)</text:span>, większa od zera, dla której nG = O (punkt w nieskończoności). <text:span text:style-name="T20">Jest to też rozmiar podgrupy cyklicznej. Większa podgrupa zwiększa bezpieczeństwo, dlatego zwykle punkt G dobierany jest tak, aby jego rząd był jak największy.</text:span></text:p>
      <text:p text:style-name="P28">H – kofaktor. Iloczyn liczby wszystkich punktów na krzywej i rzędu punktu bazowego. Dla realnych zastosowań nie powinień przekraczać 4, lecz im mniejszy, tym lepiej dla bezpieczeństwa komunikacji. Kofaktor = 1, oznacza że podgrupa punktu bazowego zawiera wszystkie punkty na krzywej</text:p>
      <text:p text:style-name="P28"/>
      <text:p text:style-name="P28"/>
      <text:p text:style-name="P34"><text:span text:style-name="T20">Parametry domenowe nie są zwykle generowane przez strony komunikacji z uwagi na kosztowność policzenia wszystkich punktów na krzywej. </text:span><text:span text:style-name="T21">Z tego powodu organizacje standaryzujące tj. NIST (</text:span><text:bookmark text:name="firstHeading"/>National Institute of Standards and Technology<text:span text:style-name="T21">) czy </text:span><text:bookmark text:name="firstHeading Copy 1"/>SECG <text:span text:style-name="T21">(</text:span>Standards for Efficient Cryptography Group) <text:span text:style-name="T21">publikują rekomendowane parametry domenowe. Poniżej zamieszczam kilka wybranych, z dokumentu “</text:span><text:span text:style-name="T22">SEC 2: Recommended Elliptic Curve Domain Parameters”. </text:span><text:span text:style-name="T23">Liczby są zapisane w systemie szesnastkowym. Każda z nich jest wielkości określonej w nazwie zestawu (256, 384, 521)</text:span></text:p>
      <text:p text:style-name="P29"/>
      <text:p text:style-name="P30">secp256k1 <text:span text:style-name="T23">(wielkość 256 bitów)</text:span></text:p>
      <text:p text:style-name="P29">p = 2<text:span text:style-name="T21">^</text:span>256 − 2<text:span text:style-name="T21">^</text:span>32 − 2<text:span text:style-name="T21">^</text:span>9 − 2<text:span text:style-name="T21">^</text:span>8 − 2<text:span text:style-name="T21">^</text:span>7 − 2<text:span text:style-name="T21">^</text:span>6 − 2<text:span text:style-name="T21">^</text:span>4 − 1</text:p>
      <text:p text:style-name="P33">a = 0</text:p>
      <text:p text:style-name="P33">b = 7</text:p>
      <text:p text:style-name="P33">G = (x=79BE667E F9DCBBAC 55A06295 CE870B07 029BFCDB 2DCE28D9</text:p>
      <text:p text:style-name="P33">59F2815B 16F81798, y=483ADA77 26A3C465 5DA4FBFC 0E1108A8 FD17B448</text:p>
      <text:p text:style-name="P33">A6855419 9C47D08F FB10D4B8)</text:p>
      <text:p text:style-name="P33">n = FFFFFFFF FFFFFFFF FFFFFFFF FFFFFFFE BAAEDCE6 AF48A03B BFD25E8C</text:p>
      <text:p text:style-name="P33">D0364141</text:p>
      <text:p text:style-name="P33">h = 1</text:p>
      <text:p text:style-name="P33"/>
      <text:p text:style-name="P31">secp384r1 <text:span text:style-name="T23">(wielkość 384 bity)</text:span></text:p>
      <text:p text:style-name="P35">p = 2^384 − 2^128 − 2^96 + 2^32 − 1</text:p>
      <text:p text:style-name="P35">a (384 bity) = FFFFFFFF FFFFFFFF FFFFFFFF FFFFFFFF FFFFFFFF FFFFFFFF FFFFFFFF</text:p>
      <text:p text:style-name="P35">FFFFFFFE FFFFFFFF 00000000 00000000 FFFFFFFC</text:p>
      <text:p text:style-name="P35">b = B3312FA7 E23EE7E4 988E056B E3F82D19 181D9C6E FE814112 0314088F</text:p>
      <text:p text:style-name="P35">5013875A C656398D 8A2ED19D 2A85C8ED D3EC2AEF</text:p>
      <text:p text:style-name="P35">G = (x=AA87CA22 BE8B0537 8EB1C71E F320AD74 6E1D3B62 8BA79B98</text:p>
      <text:p text:style-name="P35">59F741E0 82542A38 5502F25D BF55296C 3A545E38 72760AB7, y=3617DE4A</text:p>
      <text:p text:style-name="P35">96262C6F 5D9E98BF 9292DC29 F8F41DBD 289A147C E9DA3113 B5F0B8C0</text:p>
      <text:p text:style-name="P35">0A60B1CE 1D7E819D 7A431D7C 90EA0E5F)</text:p>
      <text:p text:style-name="P35">n = FFFFFFFF FFFFFFFF FFFFFFFF FFFFFFFF FFFFFFFF FFFFFFFF C7634D81</text:p>
      <text:p text:style-name="P35">F4372DDF 581A0DB2 48B0A77A ECEC196A CCC52973</text:p>
      <text:p text:style-name="P35">h = 1</text:p>
      <text:p text:style-name="P32"><text:soft-page-break/>secp521r1 (wielkość 521 bitów)</text:p>
      <text:p text:style-name="P35">p = 2^521 − 1</text:p>
      <text:p text:style-name="P35">a = 01FF FFFFFFFF FFFFFFFF FFFFFFFF FFFFFFFF FFFFFFFF FFFFFFFF</text:p>
      <text:p text:style-name="P35">FFFFFFFF FFFFFFFF FFFFFFFF FFFFFFFF FFFFFFFF FFFFFFFF FFFFFFFF</text:p>
      <text:p text:style-name="P35">FFFFFFFF FFFFFFFF FFFFFFFC</text:p>
      <text:p text:style-name="P35">b = 0051 953EB961 8E1C9A1F 929A21A0 B68540EE A2DA725B 99B315F3</text:p>
      <text:p text:style-name="P35">B8B48991 8EF109E1 56193951 EC7E937B 1652C0BD 3BB1BF07 3573DF88</text:p>
      <text:p text:style-name="P35">3D2C34F1 EF451FD4 6B503F00</text:p>
      <text:p text:style-name="P35">G = (x=00C6858E 06B70404 E9CD9E3E CB662395 B4429C64 8139053F</text:p>
      <text:p text:style-name="P35">B521F828 AF606B4D 3DBAA14B 5E77EFE7 5928FE1D C127A2FF A8DE3348</text:p>
      <text:p text:style-name="P35">B3C1856A 429BF97E 7E31C2E5 BD66, y=0118 39296A78 9A3BC004 5C8A5FB4</text:p>
      <text:p text:style-name="P35">2C7D1BD9 98F54449 579B4468 17AFBD17 273E662C 97EE7299 5EF42640</text:p>
      <text:p text:style-name="P35">C550B901 3FAD0761 353C7086 A272C240 88BE9476 9FD16650)</text:p>
      <text:p text:style-name="P35">n = 01FF FFFFFFFF FFFFFFFF FFFFFFFF FFFFFFFF FFFFFFFF FFFFFFFF</text:p>
      <text:p text:style-name="P35">FFFFFFFF FFFFFFFA 51868783 BF2F966B 7FCC0148 F709A5D0 3BB5C9B8</text:p>
      <text:p text:style-name="P35">899C47AE BB6FB71E 91386409</text:p>
      <text:p text:style-name="P35">h = 1</text:p>
      <text:p text:style-name="P35"/>
      <text:p text:style-name="P15"/>
      <text:p text:style-name="P15"/>
      <text:p text:style-name="P15"/>
      <text:p text:style-name="P12">3.3. Przykładowa implementacja <text:span text:style-name="T24">ECDH </text:span>w języku Java</text:p>
      <text:p text:style-name="P37"/>
      <text:p text:style-name="P1"/>
      <text:p text:style-name="P17"/>
      <text:p text:style-name="P1">https://planetcalc.com/3311/</text:p>
      <text:p text:style-name="P1">https://neilmadden.blog/2017/05/17/so-how-do-you-validate-nist-ecdh-public-keys/</text:p>
      <text:p text:style-name="P1"/>
      <text:p text:style-name="P1"><text:a xlink:type="simple" xlink:href="https://mareknarozniak.com/2020/11/30/ecdh/" text:style-name="Internet_20_link" text:visited-style-name="Visited_20_Internet_20_Link">https://mareknarozniak.com/2020/11/30/ecdh/</text:a></text:p>
      <text:p text:style-name="P1"/>
      <text:p text:style-name="P1"><text:a xlink:type="simple" xlink:href="https://andrea.corbellini.name/ecc/interactive/reals-add.html" text:style-name="Internet_20_link" text:visited-style-name="Visited_20_Internet_20_Link">https://andrea.corbellini.name/ecc/interactive/reals-add.html</text:a></text:p>
      <text:p text:style-name="P1"/>
      <text:p text:style-name="P1"><text:a xlink:type="simple" xlink:href="https://curves.xargs.org/" text:style-name="Internet_20_link" text:visited-style-name="Visited_20_Internet_20_Link">https://curves.xargs.org/</text:a></text:p>
      <text:p text:style-name="P1"/>
      <text:p text:style-name="P1"><text:a xlink:type="simple" xlink:href="https://graui.de/code/elliptic2/" text:style-name="Internet_20_link" text:visited-style-name="Visited_20_Internet_20_Link">https://graui.de/code/elliptic2/</text:a></text:p>
      <text:p text:style-name="P1"/>
      <text:p text:style-name="P1"><text:a xlink:type="simple" xlink:href="https://en.wikipedia.org/wiki/Diffie–Hellman_key_exchange" text:style-name="Internet_20_link" text:visited-style-name="Visited_20_Internet_20_Link">https://en.wikipedia.org/wiki/Diffie%E2%80%93Hellman_key_exchange</text:a></text:p>
      <text:p text:style-name="P1"><text:a xlink:type="simple" xlink:href="https://en.wikipedia.org/wiki/Diffie–Hellman_problem" text:style-name="Internet_20_link" text:visited-style-name="Visited_20_Internet_20_Link">https://en.wikipedia.org/wiki/Diffie%E2%80%93Hellman_problem</text:a></text:p>
      <text:p text:style-name="P1"><text:a xlink:type="simple" xlink:href="https://en.wikipedia.org/wiki/Discrete_logarithm" text:style-name="Internet_20_link" text:visited-style-name="Visited_20_Internet_20_Link">https://en.wikipedia.org/wiki/Discrete_logarithm</text:a></text:p>
      <text:p text:style-name="P1"><text:a xlink:type="simple" xlink:href="https://en.wikipedia.org/wiki/Elliptic-curve_Diffie–Hellman" text:style-name="Internet_20_link" text:visited-style-name="Visited_20_Internet_20_Link">https://en.wikipedia.org/wiki/Elliptic-curve_Diffie%E2%80%93Hellman</text:a></text:p>
      <text:p text:style-name="P1"><text:a xlink:type="simple" xlink:href="https://pl.wikipedia.org/wiki/Kryptografia_krzywych_eliptycznych" text:style-name="Internet_20_link" text:visited-style-name="Visited_20_Internet_20_Link">https://pl.wikipedia.org/wiki/Kryptografia_krzywych_eliptycznych</text:a></text:p>
      <text:p text:style-name="P1"><text:a xlink:type="simple" xlink:href="https://en.wikipedia.org/wiki/National_Institute_of_Standards_and_Technology" text:style-name="Internet_20_link" text:visited-style-name="Visited_20_Internet_20_Link">https://en.wikipedia.org/wiki/National_Institute_of_Standards_and_Technology</text:a></text:p>
      <text:p text:style-name="P1">Standards for Efficient Cryptography, SEC 2: Recommended Elliptic Curve Domain Parameters <text:a xlink:type="simple" xlink:href="https://www.secg.org/sec2-v2.pdf" text:style-name="Internet_20_link" text:visited-style-name="Visited_20_Internet_20_Link">https://www.secg.org/sec2-v2.pdf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1:29:24.721267222</meta:creation-date>
    <dc:date>2024-11-25T21:58:15.482845913</dc:date>
    <meta:editing-duration>PT5H8M21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7" meta:paragraph-count="109" meta:word-count="1301" meta:character-count="10139" meta:non-whitespace-character-count="8936"/>
  </office:meta>
</office:document-meta>
</file>